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6739c" officeooo:paragraph-rsid="0016739c"/>
    </style:style>
    <style:style style:name="P2" style:family="paragraph" style:parent-style-name="Text_20_body" style:list-style-name="L1">
      <style:text-properties officeooo:rsid="0007224f"/>
    </style:style>
    <style:style style:name="P3" style:family="paragraph" style:parent-style-name="Text_20_body" style:list-style-name="L1">
      <style:text-properties officeooo:rsid="0007224f" officeooo:paragraph-rsid="0007224f"/>
    </style:style>
    <style:style style:name="P4" style:family="paragraph" style:parent-style-name="Text_20_body" style:list-style-name="L2">
      <style:text-properties officeooo:rsid="0007224f" officeooo:paragraph-rsid="0007224f"/>
    </style:style>
    <style:style style:name="P5" style:family="paragraph" style:parent-style-name="Text_20_body" style:list-style-name="L3">
      <style:text-properties officeooo:rsid="00084cc7" officeooo:paragraph-rsid="00084cc7"/>
    </style:style>
    <style:style style:name="P6" style:family="paragraph" style:parent-style-name="Text_20_body" style:list-style-name="L4">
      <style:text-properties officeooo:rsid="00084cc7" officeooo:paragraph-rsid="00084cc7"/>
    </style:style>
    <style:style style:name="P7" style:family="paragraph" style:parent-style-name="Text_20_body" style:list-style-name="L3">
      <style:text-properties officeooo:rsid="000c7310" officeooo:paragraph-rsid="000c7310"/>
    </style:style>
    <style:style style:name="P8" style:family="paragraph" style:parent-style-name="Text_20_body" style:list-style-name="L3">
      <style:text-properties officeooo:rsid="0012b7c4" officeooo:paragraph-rsid="0012b7c4"/>
    </style:style>
    <style:style style:name="P9" style:family="paragraph" style:parent-style-name="Text_20_body" style:list-style-name="L4">
      <style:text-properties fo:color="#009900" fo:font-weight="bold" officeooo:rsid="0007224f" officeooo:paragraph-rsid="0007224f" style:font-weight-asian="bold" style:font-weight-complex="bold"/>
    </style:style>
    <style:style style:name="P10" style:family="paragraph" style:parent-style-name="Text_20_body" style:list-style-name="L4">
      <style:text-properties fo:color="#009900" fo:font-weight="bold" officeooo:rsid="00084cc7" officeooo:paragraph-rsid="00084cc7" style:font-weight-asian="bold" style:font-weight-complex="bold"/>
    </style:style>
    <style:style style:name="P11" style:family="paragraph" style:parent-style-name="Text_20_body" style:list-style-name="L4">
      <style:text-properties fo:color="#009900" fo:font-weight="bold" officeooo:rsid="00084cc7" officeooo:paragraph-rsid="0007224f" style:font-weight-asian="bold" style:font-weight-complex="bold"/>
    </style:style>
    <style:style style:name="P12" style:family="paragraph" style:parent-style-name="Text_20_body" style:list-style-name="L4">
      <style:text-properties fo:color="#009900" fo:font-weight="bold" officeooo:rsid="00084cc7" officeooo:paragraph-rsid="0017cdf4" style:font-weight-asian="bold" style:font-weight-complex="bold"/>
    </style:style>
    <style:style style:name="P13" style:family="paragraph" style:parent-style-name="Text_20_body" style:list-style-name="L4">
      <style:text-properties fo:color="#009900" fo:font-weight="bold" officeooo:rsid="00084cc7" officeooo:paragraph-rsid="000920da" style:font-weight-asian="bold" style:font-weight-complex="bold"/>
    </style:style>
    <style:style style:name="P14" style:family="paragraph" style:parent-style-name="Text_20_body" style:list-style-name="L4">
      <style:text-properties officeooo:rsid="000f0077" officeooo:paragraph-rsid="000f0077"/>
    </style:style>
    <style:style style:name="T1" style:family="text">
      <style:text-properties officeooo:rsid="00084cc7"/>
    </style:style>
    <style:style style:name="T2" style:family="text">
      <style:text-properties officeooo:rsid="000920da"/>
    </style:style>
    <style:style style:name="T3" style:family="text">
      <style:text-properties officeooo:rsid="0014a2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oli petit cahier des charges</text:p>
      <text:p text:style-name="Subtitle">Thomas is not alone</text:p>
      <text:h text:style-name="Heading_20_1" text:outline-level="1">Ce que notre super jeu fait</text:h>
      <text:list xml:id="list223822411213638951" text:style-name="L1">
        <text:list-item>
          <text:p text:style-name="P2">Déplacer 3 rectangles (gauche, droite, saut)</text:p>
        </text:list-item>
        <text:list-item>
          <text:p text:style-name="P2">Choisir un niveau parmi 3</text:p>
        </text:list-item>
        <text:list-item>
          <text:p text:style-name="P3">Le joueur finit le niveau une fois que tous les rectangles sont à leur emplacement</text:p>
        </text:list-item>
        <text:list-item>
          <text:p text:style-name="P3">Il peut changer de rectangle avec tab (caméra bouge – <text:span text:style-name="T1">petit triangle au-dessus du rectangle sélectionné</text:span>)</text:p>
        </text:list-item>
        <text:list-item>
          <text:p text:style-name="P3">Les rectangles peuvent sauter (chacun a sa puissance de saut)</text:p>
        </text:list-item>
        <text:list-item>
          <text:p text:style-name="P3">La fenêtre de jeu est <text:span text:style-name="T3">redimensionnable</text:span></text:p>
        </text:list-item>
      </text:list>
      <text:h text:style-name="Heading_20_1" text:outline-level="1">Ce qu'il ne fait pas</text:h>
      <text:list xml:id="list6389577156584009733" text:style-name="L2">
        <text:list-item>
          <text:p text:style-name="P4">Jouer de la trompette</text:p>
        </text:list-item>
        <text:list-item>
          <text:p text:style-name="P4">Pas de touche du bas</text:p>
        </text:list-item>
      </text:list>
      <text:h text:style-name="Heading_20_1" text:outline-level="1">Trucs optionnels si on a le temps</text:h>
      <text:list xml:id="list1448068238484272585" text:style-name="L3">
        <text:list-item>
          <text:p text:style-name="P5">Visuel cool</text:p>
        </text:list-item>
        <text:list-item>
          <text:p text:style-name="P5"><text:span text:style-name="T2">(</text:span>Sauvegarde du jeu<text:span text:style-name="T2">)</text:span></text:p>
        </text:list-item>
        <text:list-item>
          <text:p text:style-name="P5">Interactivité rectangle/carte</text:p>
        </text:list-item>
        <text:list-item>
          <text:p text:style-name="P7">Faire des rotates vomitifs</text:p>
        </text:list-item>
        <text:list-item>
          <text:p text:style-name="P8">Son</text:p>
        </text:list-item>
      </text:list>
      <text:h text:style-name="Heading_20_1" text:outline-level="1">Ce qu'il faut faire (dans l'ordre)</text:h>
      <text:p text:style-name="P1">(Et comme Alexander n'en a rien à branler de l'ordre ben ce n'est pas fait dans l'ordre)</text:p>
      <text:list xml:id="list5747726292668858024" text:style-name="L4">
        <text:list-item>
          <text:p text:style-name="P9">Afficher un rectangle</text:p>
        </text:list-item>
        <text:list-item>
          <text:p text:style-name="P9">Déplacer un rectangle (gauche-droite)</text:p>
        </text:list-item>
        <text:list-item>
          <text:p text:style-name="P10">Gérer la superposition rectangle/emplacement rectangle</text:p>
        </text:list-item>
        <text:list-item>
          <text:p text:style-name="P10">Gérer les collisions</text:p>
        </text:list-item>
        <text:list-item>
          <text:p text:style-name="P11">Faire sauter le rectangle</text:p>
        </text:list-item>
        <text:list-item>
          <text:p text:style-name="P10"><text:soft-page-break/>Gérer le changement de rectangle (petit triangle)</text:p>
        </text:list-item>
        <text:list-item>
          <text:p text:style-name="P14">Gérer la caméra</text:p>
        </text:list-item>
        <text:list-item>
          <text:p text:style-name="P12">Gérer l'initialisation depuis un fichier</text:p>
        </text:list-item>
        <text:list-item>
          <text:p text:style-name="P6">Créer les cartes/<text:span text:style-name="T2">niveaux</text:span></text:p>
        </text:list-item>
        <text:list-item>
          <text:p text:style-name="P13">Créer le menu/choix du nivea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0:31:33.349360883</meta:creation-date>
    <dc:date>2015-06-04T16:48:00.249494662</dc:date>
    <meta:editing-duration>PT5H33M33S</meta:editing-duration>
    <meta:editing-cycles>12</meta:editing-cycles>
    <meta:generator>LibreOffice/4.2.7.2$Linux_X86_64 LibreOffice_project/420m0$Build-2</meta:generator>
    <meta:document-statistic meta:table-count="0" meta:image-count="0" meta:object-count="0" meta:page-count="2" meta:paragraph-count="30" meta:word-count="193" meta:character-count="1081" meta:non-whitespace-character-count="940"/>
  </office:meta>
</office:document-meta>
</file>